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rotation-angle="0"/>
    </style:style>
    <style:style style:name="T2" style:family="text">
      <style:text-properties style:text-rotation-angle="90"/>
    </style:style>
    <style:style style:name="T3" style:family="text">
      <style:text-properties style:text-rotation-angle="274"/>
    </style:style>
  </office:automatic-styles>
  <office:body>
    <office:text>
      <text:p> This is an example of text without<text:span text:style-name="T1">
      rotation.</text:span>
   </text:p>
      <text:p/>
      <text:p/>
      <text:p>This is an example of text with<text:span text:style-name="T2">
     rotation angle of 90 degree.</text:span>
   </text:p>
      <text:p/>
      <text:p/>
      <text:p>This is an example of text with<text:span text:style-name="T3">
     rotation angle of 170 degree.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